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88mm"/>
    </style:style>
    <style:style style:name="co2" style:family="table-column">
      <style:table-column-properties fo:break-before="auto" style:column-width="62.53mm"/>
    </style:style>
    <style:style style:name="co3" style:family="table-column">
      <style:table-column-properties fo:break-before="auto" style:column-width="210.56mm"/>
    </style:style>
    <style:style style:name="co4" style:family="table-column">
      <style:table-column-properties fo:break-before="auto" style:column-width="22.58mm"/>
    </style:style>
    <style:style style:name="co5" style:family="table-column">
      <style:table-column-properties fo:break-before="auto" style:column-width="52.35mm"/>
    </style:style>
    <style:style style:name="ro1" style:family="table-row">
      <style:table-row-properties style:row-height="4.8mm" fo:break-before="auto" style:use-optimal-row-height="true"/>
    </style:style>
    <style:style style:name="ro2" style:family="table-row">
      <style:table-row-properties style:row-height="17.5mm" fo:break-before="auto" style:use-optimal-row-height="true"/>
    </style:style>
    <style:style style:name="ro3" style:family="table-row">
      <style:table-row-properties style:row-height="21.73mm" fo:break-before="auto" style:use-optimal-row-height="true"/>
    </style:style>
    <style:style style:name="ro4" style:family="table-row">
      <style:table-row-properties style:row-height="9.03mm" fo:break-before="auto" style:use-optimal-row-height="true"/>
    </style:style>
    <style:style style:name="ro5" style:family="table-row">
      <style:table-row-properties style:row-height="25.96mm" fo:break-before="auto" style:use-optimal-row-height="true"/>
    </style:style>
    <style:style style:name="ro6" style:family="table-row">
      <style:table-row-properties style:row-height="38.66mm" fo:break-before="auto" style:use-optimal-row-height="true"/>
    </style:style>
    <style:style style:name="ro7"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style>
    <style:style style:name="ce3"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resultatScraping4_AvecTousLesFiltres"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4" table:number-columns-repeated="1019" table:default-cell-style-name="ce2"/>
        <table:table-row table:style-name="ro1">
          <table:table-cell/>
          <table:table-cell office:value-type="string" calcext:value-type="string">
            <text:p>inputFr</text:p>
          </table:table-cell>
          <table:table-cell office:value-type="string" calcext:value-type="string">
            <text:p>TextFr</text:p>
          </table:table-cell>
          <table:table-cell table:style-name="ce3" office:value-type="string" calcext:value-type="string">
            <text:p>valable ?</text:p>
          </table:table-cell>
          <table:table-cell table:style-name="ce3" office:value-type="string" calcext:value-type="string">
            <text:p>problème</text:p>
          </table:table-cell>
          <table:table-cell table:number-columns-repeated="1019"/>
        </table:table-row>
        <table:table-row table:style-name="ro2">
          <table:table-cell office:value-type="float" office:value="0" calcext:value-type="float">
            <text:p>0</text:p>
          </table:table-cell>
          <table:table-cell office:value-type="string" calcext:value-type="string">
            <text:p>We will never repeat enough than the seas and the</text:p>
          </table:table-cell>
          <table:table-cell office:value-type="string" calcext:value-type="string">
            <text:p>Nous ne répéterons jamais assez que les mers et les montagnes de notre monde; nous n'oublierons jamais le jour où Dieu a accordé à l'homme d'habiter le monde. La terre a été faite pour nous, non pour les hommes; et pour l'homme le monde a été créé pour Lui, mais seulement pour ses descendants humains. Pour que l'homme soit comme l'homme qui a été donné chair, et non pour chair; et s'il devait être rendu humain, Il ne pourrait pas rester humain dans sa chair. C'est la raison pour laquelle</text:p>
          </table:table-cell>
          <table:table-cell office:value-type="string" calcext:value-type="string">
            <text:p>non </text:p>
          </table:table-cell>
          <table:table-cell office:value-type="string" calcext:value-type="string">
            <text:p>répétition des mots</text:p>
          </table:table-cell>
          <table:table-cell table:number-columns-repeated="1019"/>
        </table:table-row>
        <table:table-row table:style-name="ro3">
          <table:table-cell office:value-type="float" office:value="1" calcext:value-type="float">
            <text:p>1</text:p>
          </table:table-cell>
          <table:table-cell office:value-type="string" calcext:value-type="string">
            <text:p>We invite all Parisians to pick up waste each</text:p>
          </table:table-cell>
          <table:table-cell office:value-type="string" calcext:value-type="string">
            <text:p>Nous invitons tous les Parisiens à ramasser les déchets chaque jour et à manifester votre soutien au Plan d'action de Paris pour le climat. La Conférence nationale sur les changements climatiques se tient à Paris du 14 au 16 mai 2015. Please enable JavaScript to view the comments powered by Disqus.</text:p>
          </table:table-cell>
          <table:table-cell office:value-type="string" calcext:value-type="string">
            <text:p>non </text:p>
          </table:table-cell>
          <table:table-cell office:value-type="string" calcext:value-type="string">
            <text:p>mot en anglais et il y a une réference au passé</text:p>
          </table:table-cell>
          <table:table-cell table:number-columns-repeated="1019"/>
        </table:table-row>
        <table:table-row table:style-name="ro3">
          <table:table-cell office:value-type="float" office:value="2" calcext:value-type="float">
            <text:p>2</text:p>
          </table:table-cell>
          <table:table-cell office:value-type="string" calcext:value-type="string">
            <text:p>Whatever the climatosceptics say, global warming is a reality</text:p>
          </table:table-cell>
          <table:table-cell office:value-type="string" calcext:value-type="string">
            <text:p>Quoi que disent les climatosceptiques, le réchauffement climatique est une réalité qu'il faut affronter. Le climat de la Terre a changé de façon sans précédent, mais la réalité est que le climat n'a jamais été naturel. Le réchauffement climatique se poursuivra. Nous sommes au précipice d'un événement climatique mondial catastrophique. Nous assisterons bientôt à un changement climatique dévastateur. La planète est dans un grand état de vulnérabilité. Elle est volatile. Il ne peut pas être réglementé pendant de nombreuses années, mais nous devons rester</text:p>
          </table:table-cell>
          <table:table-cell office:value-type="string" calcext:value-type="string">
            <text:p>oui</text:p>
          </table:table-cell>
          <table:table-cell table:number-columns-repeated="1020"/>
        </table:table-row>
        <table:table-row table:style-name="ro2">
          <table:table-cell office:value-type="float" office:value="3" calcext:value-type="float">
            <text:p>3</text:p>
          </table:table-cell>
          <table:table-cell office:value-type="string" calcext:value-type="string">
            <text:p>While glut hunting has been banned</text:p>
          </table:table-cell>
          <table:table-cell office:value-type="string" calcext:value-type="string">
            <text:p>Alors que la chasse au gland est interdite depuis 10 ans, vous risquez de rencontrer beaucoup de gens qui chassent encore à l'état sauvage pour la viande ou même pour certains poissons. Cela signifie qu'il est probable qu'ils ont été utilisés dans le passé. Quand il s'agit de chasser ou d'attraper des animaux exotiques, cependant, ces jours-ci les chasseurs sont devenus beaucoup plus ouverts sur leur amour de la faune. Certains achèteront même des animaux exotiques pour leurs enfants</text:p>
          </table:table-cell>
          <table:table-cell office:value-type="string" calcext:value-type="string">
            <text:p>oui</text:p>
          </table:table-cell>
          <table:table-cell table:number-columns-repeated="1020"/>
        </table:table-row>
        <table:table-row table:style-name="ro3">
          <table:table-cell office:value-type="float" office:value="4" calcext:value-type="float">
            <text:p>4</text:p>
          </table:table-cell>
          <table:table-cell office:value-type="string" calcext:value-type="string">
            <text:p>The presence of a Christmas tree in the house</text:p>
          </table:table-cell>
          <table:table-cell office:value-type="string" calcext:value-type="string">
            <text:p>La présence d'un arbre de Noël dans la maison en fait l'endroit idéal pour placer votre arbre de Noël. Il sera superbe sur un sapin de Noël blanc et rouge et est très robuste et facile à entretenir. Arbre de Noël avec neige ou l'arbre de Noël sera un grand cadeau pour une occasion spéciale! J'utilise habituellement cet arbre de Noël comme cadeau pour la journée parce que l'arbre de Noël peut être très agréable si la saison des fêtes commence à un bon moment. Il s'adapte également à votre sapin de Noël!</text:p>
          </table:table-cell>
          <table:table-cell office:value-type="string" calcext:value-type="string">
            <text:p>non </text:p>
          </table:table-cell>
          <table:table-cell office:value-type="string" calcext:value-type="string">
            <text:p>répétition</text:p>
          </table:table-cell>
          <table:table-cell table:number-columns-repeated="1019"/>
        </table:table-row>
        <table:table-row table:style-name="ro4">
          <table:table-cell office:value-type="float" office:value="5" calcext:value-type="float">
            <text:p>5</text:p>
          </table:table-cell>
          <table:table-cell office:value-type="string" calcext:value-type="string">
            <text:p>Air pollution remains the leading cause of death</text:p>
          </table:table-cell>
          <table:table-cell office:value-type="string" calcext:value-type="string">
            <text:p>La pollution de l'air demeure la principale cause de décès chez les enfants de plus de 15 ans au Japon, mais c'est peut-être parce que l'État n'a pas vraiment de bons antécédents en matière de lutte contre les cancers chez les enfants.</text:p>
          </table:table-cell>
          <table:table-cell office:value-type="string" calcext:value-type="string">
            <text:p>oui</text:p>
          </table:table-cell>
          <table:table-cell table:number-columns-repeated="1020"/>
        </table:table-row>
        <table:table-row table:style-name="ro3">
          <table:table-cell office:value-type="float" office:value="6" calcext:value-type="float">
            <text:p>6</text:p>
          </table:table-cell>
          <table:table-cell office:value-type="string" calcext:value-type="string">
            <text:p>N2O Nitrogen Protoxide Emissions A Powerful Gas</text:p>
          </table:table-cell>
          <table:table-cell office:value-type="string" calcext:value-type="string">
            <text:p>Émissions de protoxyde d'azote N2O Un moteur à essence puissant Le BIAA-5-H4 est un puissant moteur à essence conçu pour produire une quantité massive d'émissions d'oxyde d'azote lorsqu'il est activé, ainsi qu'une teneur élevée en oxyde d'azote dans le mélange. Les moteurs à essence peuvent être utilisés pour diverses applications, notamment: réduire la puissance des moteurs et des moteurs à faible charge, ainsi que des moteurs à faible entretien, ainsi que l'utilisation de moteurs à essence pour le carburant</text:p>
          </table:table-cell>
          <table:table-cell office:value-type="string" calcext:value-type="string">
            <text:p>oui</text:p>
          </table:table-cell>
          <table:table-cell table:number-columns-repeated="1020"/>
        </table:table-row>
        <table:table-row table:style-name="ro3">
          <table:table-cell office:value-type="float" office:value="7" calcext:value-type="float">
            <text:p>7</text:p>
          </table:table-cell>
          <table:table-cell office:value-type="string" calcext:value-type="string">
            <text:p>We knew that the highest peaks of our planet</text:p>
          </table:table-cell>
          <table:table-cell office:value-type="string" calcext:value-type="string">
            <text:p>Nous savions que les plus hauts sommets de notre planète étaient tous sur un même plan, donc nous avons fait ce que toute autre planète ferait : nous avons voyagé à travers les niveaux supérieurs des montagnes avec nos mains. Il était si facile de voir la différence entre les pics de la Terre et le reste de la Terre de la même manière que nous voyons un ciel différent : avec moins de lumière. Pour mesurer la différence, l'équipe a utilisé un faisceau laser infrarouge placé à l'intérieur d'un tube à haute altitude.</text:p>
          </table:table-cell>
          <table:table-cell office:value-type="string" calcext:value-type="string">
            <text:p>non </text:p>
          </table:table-cell>
          <table:table-cell office:value-type="string" calcext:value-type="string">
            <text:p>?</text:p>
          </table:table-cell>
          <table:table-cell table:number-columns-repeated="1019"/>
        </table:table-row>
        <table:table-row table:style-name="ro3">
          <table:table-cell office:value-type="float" office:value="8" calcext:value-type="float">
            <text:p>8</text:p>
          </table:table-cell>
          <table:table-cell office:value-type="string" calcext:value-type="string">
            <text:p>In the industrialized countries the green revolution of the 1960s</text:p>
          </table:table-cell>
          <table:table-cell office:value-type="string" calcext:value-type="string">
            <text:p>Dans les pays industrialisés, la révolution verte des années 60 et 70, mais le mouvement environnemental était beaucoup sous sa direction et son objectif était de faire de la révolution verte du 20ème siècle un événement politique majeur. Le mouvement environnemental a ses origines dans le mouvement environnemental, qui a été la principale force politique et politique du mouvement dans les années 1960. Il était fondé sur des principes qui étaient semblables à ceux du mouvement environnemental et qui incluaient le principe selon lequel les humains devraient être autorisés à se tuer eux-mêmes.</text:p>
          </table:table-cell>
          <table:table-cell office:value-type="string" calcext:value-type="string">
            <text:p>non </text:p>
          </table:table-cell>
          <table:table-cell office:value-type="string" calcext:value-type="string">
            <text:p>1<text:span text:style-name="T1">er</text:span> mot géneré , donc in n’a pas continuer l’idée dans le notre début de phrases</text:p>
          </table:table-cell>
          <table:table-cell table:number-columns-repeated="1019"/>
        </table:table-row>
        <table:table-row table:style-name="ro3">
          <table:table-cell office:value-type="float" office:value="9" calcext:value-type="float">
            <text:p>9</text:p>
          </table:table-cell>
          <table:table-cell office:value-type="string" calcext:value-type="string">
            <text:p>During these periods of containment of too many animals of</text:p>
          </table:table-cell>
          <table:table-cell office:value-type="string" calcext:value-type="string">
            <text:p>Au cours de ces périodes de confinement, un trop grand nombre d'animaux de la même espèce causera vraisemblablement une grave dégradation. Une étude qui a examiné les effets d'une espèce particulière (p. ex., la grande taille du chat) a montré l'effet à long terme qui pourrait se produire si plus d'animaux étaient inscrits sur la liste, et si d'autres espèces d'animaux deviennent trop grandes en quantité. Les auteurs ont noté qu'un tel changement dans les proportions des grands, des petits et des grands chats pourrait avoir un impact grave sur la santé.</text:p>
          </table:table-cell>
          <table:table-cell office:value-type="string" calcext:value-type="string">
            <text:p>oui</text:p>
          </table:table-cell>
          <table:table-cell table:number-columns-repeated="1020"/>
        </table:table-row>
        <table:table-row table:style-name="ro3">
          <table:table-cell office:value-type="float" office:value="10" calcext:value-type="float">
            <text:p>10</text:p>
          </table:table-cell>
          <table:table-cell office:value-type="string" calcext:value-type="string">
            <text:p>According to the new definition of the designation of a planet</text:p>
          </table:table-cell>
          <table:table-cell office:value-type="string" calcext:value-type="string">
            <text:p>Selon la nouvelle définition de la désignation d'une planète dans laquelle une ou plusieurs de ces planètes existent, il doit s'agir d'un monde habitable qui est soit une source d'énergie, soit une source d'eau sous une forme qui autrement serait en mauvaise santé et qui est habité par des animaux, des plantes ou d'autres entités non-mammales. Selon la définition de la désignation d'une planète dans laquelle une ou plusieurs de ces planètes existent, il doit s'agir d'un monde habitable qui est soit une source d'énergie, soit un</text:p>
          </table:table-cell>
          <table:table-cell office:value-type="string" calcext:value-type="string">
            <text:p>non </text:p>
          </table:table-cell>
          <table:table-cell table:number-columns-repeated="1020"/>
        </table:table-row>
        <table:table-row table:style-name="ro3">
          <table:table-cell office:value-type="float" office:value="11" calcext:value-type="float">
            <text:p>11</text:p>
          </table:table-cell>
          <table:table-cell office:value-type="string" calcext:value-type="string">
            <text:p>Even if we were able to stop all our emissions of</text:p>
          </table:table-cell>
          <table:table-cell office:value-type="string" calcext:value-type="string">
            <text:p>Même si nous pouvions arrêter toutes nos émissions de dioxyde de carbone de l'atmosphère, nous aurions des émissions d'environ un million de tonnes d'ici 2030, et probablement plus d'un milliard de tonnes d'ici 2100. Il suffirait de ramener environ 7,6 milliards de personnes, ou environ trois fois ce que nous traversons maintenant. Le premier projet d'évaluation du GIEC, en 2013, a estimé que le Royaume-Uni pourrait atteindre environ 4,4 milliards de tonnes d'émissions de gaz à effet de serre d'ici 2100. Aujourd'hui, ce chiffre</text:p>
          </table:table-cell>
          <table:table-cell office:value-type="string" calcext:value-type="string">
            <text:p>oui</text:p>
          </table:table-cell>
          <table:table-cell table:number-columns-repeated="1020"/>
        </table:table-row>
        <table:table-row table:style-name="ro2">
          <table:table-cell office:value-type="float" office:value="12" calcext:value-type="float">
            <text:p>12</text:p>
          </table:table-cell>
          <table:table-cell office:value-type="string" calcext:value-type="string">
            <text:p>Every year the archipelago of Mayotte sees a few hundred turtles</text:p>
          </table:table-cell>
          <table:table-cell office:value-type="string" calcext:value-type="string">
            <text:p>Chaque année, l'archipel de Mayotte voit quelques centaines de tortues par mois, mais à Mayotte, elles en ont quatre fois plus que lorsqu'elles commencent à entrer dans leur bouche. Quand vous déterrerez votre bouche, ce sera clair. Mais cette année, ils ont perdu une nacelle entière, un mâle adulte qui vit seul dans sa petite maison avec sa famille, et le nid d'une tortue mâle qu'il avait autrefois gardé à son école. Ils ne sont plus chez leurs parents.</text:p>
          </table:table-cell>
          <table:table-cell office:value-type="string" calcext:value-type="string">
            <text:p>non </text:p>
          </table:table-cell>
          <table:table-cell office:value-type="string" calcext:value-type="string">
            <text:p>?</text:p>
          </table:table-cell>
          <table:table-cell table:number-columns-repeated="1019"/>
        </table:table-row>
        <table:table-row table:style-name="ro3">
          <table:table-cell office:value-type="float" office:value="13" calcext:value-type="float">
            <text:p>13</text:p>
          </table:table-cell>
          <table:table-cell office:value-type="string" calcext:value-type="string">
            <text:p>The largest continental rift in the world the system of</text:p>
          </table:table-cell>
          <table:table-cell office:value-type="string" calcext:value-type="string">
            <text:p>Le plus grand fossé continental au monde, le système du Crétacé en Amérique du Nord a été formé par un impact massif, très long (12 500 ans) de météorite du Crétacé, qui peut être le plus grand impact connu sur la Terre. Le manteau de la Terre contenait la première météorite connue du Crétacé, avec le dernier cratère d'impact enregistré et le plus récent datant d'il y a environ 65 millions d'années. Les scientifiques croient que l'impact peut avoir été fait par une météorite qui a atterri à la surface de la</text:p>
          </table:table-cell>
          <table:table-cell office:value-type="string" calcext:value-type="string">
            <text:p>oui</text:p>
          </table:table-cell>
          <table:table-cell table:number-columns-repeated="1020"/>
        </table:table-row>
        <table:table-row table:style-name="ro2">
          <table:table-cell office:value-type="float" office:value="14" calcext:value-type="float">
            <text:p>14</text:p>
          </table:table-cell>
          <table:table-cell office:value-type="string" calcext:value-type="string">
            <text:p>Current global warming exacerbates the erosion of the coastline, which</text:p>
          </table:table-cell>
          <table:table-cell office:value-type="string" calcext:value-type="string">
            <text:p>Le réchauffement climatique actuel exacerbe l'érosion du littoral, ce qui fait augmenter le niveau de la mer jusqu'à 5 % chaque décennie au cours des 20 prochaines années, et qui, bien sûr, a des répercussions sur d'autres régions du globe. Mais la mer change. L'ONU a parlé de la façon dont la mer deviendra plus acide au fil du temps. Que se passe-t-il ensuite? Les scientifiques surveillent le pH de l'eau dans diverses régions du monde pour voir s'il change ou s'il reste</text:p>
          </table:table-cell>
          <table:table-cell office:value-type="string" calcext:value-type="string">
            <text:p>oui</text:p>
          </table:table-cell>
          <table:table-cell table:number-columns-repeated="1020"/>
        </table:table-row>
        <table:table-row table:style-name="ro2">
          <table:table-cell office:value-type="float" office:value="15" calcext:value-type="float">
            <text:p>15</text:p>
          </table:table-cell>
          <table:table-cell office:value-type="string" calcext:value-type="string">
            <text:p>Little by little the flat worms conquered new territories</text:p>
          </table:table-cell>
          <table:table-cell office:value-type="string" calcext:value-type="string">
            <text:p>Peu à peu, les vers plats conquirent de nouveaux territoires et installèrent les anciens, puis il n'y avait plus de vers plats à trouver et le monde vint à genoux. Le seul endroit au monde où il y a un ver plat est sur la plage. Quand il apparaît, vous ne pouvez sentir que les vagues froides qui roulent sur la surface sablonneuse. C'est comme un bateau qui coule et les courants froids ne sont qu'à quelques centimètres. En d'autres termes, les vers plats ont atteint un point où le</text:p>
          </table:table-cell>
          <table:table-cell office:value-type="string" calcext:value-type="string">
            <text:p>non </text:p>
          </table:table-cell>
          <table:table-cell office:value-type="string" calcext:value-type="string">
            <text:p>le texte n'est pas cohérent</text:p>
          </table:table-cell>
          <table:table-cell table:number-columns-repeated="1019"/>
        </table:table-row>
        <table:table-row table:style-name="ro5">
          <table:table-cell office:value-type="float" office:value="16" calcext:value-type="float">
            <text:p>16</text:p>
          </table:table-cell>
          <table:table-cell office:value-type="string" calcext:value-type="string">
            <text:p>Instead of decreasing at source their emissions of</text:p>
          </table:table-cell>
          <table:table-cell office:value-type="string" calcext:value-type="string">
            <text:p>Au lieu de diminuer à la source leurs émissions de CO2 dues à la combustion du charbon, les émissions de dioxyde de carbone augmenteront encore davantage à mesure que le climat de la planète se réchauffera, tandis que la population des pays en développement absorbera encore plus de carbone. C'est ce qu'on appelle la tendance au réchauffement, ce qui explique pourquoi la planète se réchauffe si rapidement par rapport aux temps préindustriels. Qu'est-ce qui se passe? La clé est le doublement de la quantité d'utilisation des terres, qui se produit à des rythmes très rapides, et la combustion des combustibles fossiles. Publicité</text:p>
          </table:table-cell>
          <table:table-cell office:value-type="string" calcext:value-type="string">
            <text:p>oui</text:p>
          </table:table-cell>
          <table:table-cell table:number-columns-repeated="1020"/>
        </table:table-row>
        <table:table-row table:style-name="ro2">
          <table:table-cell office:value-type="float" office:value="17" calcext:value-type="float">
            <text:p>17</text:p>
          </table:table-cell>
          <table:table-cell office:value-type="string" calcext:value-type="string">
            <text:p>Light pollution definition It is referred to as light pollution or light pollution.</text:p>
          </table:table-cell>
          <table:table-cell office:value-type="string" calcext:value-type="string">
            <text:p>Définition de la pollution légère On parle de pollution légère ou de pollution légère. LIENS AVEC L'ANALYSE: LIGHT-POINT-POINT LIGHT-POINT est un terme utilisé pour décrire ce qui est émis par un atome. La définition de la pollution lumineuse est également la même pour la plupart des autres produits chimiques, y compris l'ozone. Elle est également connue sous le nom de pollution légère ou de pollution légère. LIENS AVEC L'ANALYSE: LUMIÈRE-POINT-POINT</text:p>
          </table:table-cell>
          <table:table-cell office:value-type="string" calcext:value-type="string">
            <text:p>non </text:p>
          </table:table-cell>
          <table:table-cell office:value-type="string" calcext:value-type="string">
            <text:p>?</text:p>
          </table:table-cell>
          <table:table-cell table:number-columns-repeated="1019"/>
        </table:table-row>
        <table:table-row table:style-name="ro2">
          <table:table-cell office:value-type="float" office:value="18" calcext:value-type="float">
            <text:p>18</text:p>
          </table:table-cell>
          <table:table-cell office:value-type="string" calcext:value-type="string">
            <text:p>This Sunday the government has just granted an exemption to hunters</text:p>
          </table:table-cell>
          <table:table-cell office:value-type="string" calcext:value-type="string">
            <text:p>Ce dimanche, le gouvernement vient d'accorder une exemption aux chasseurs pour tuer un cerf qui vivait illégalement dans l'État. Le cerf était chassé dans la zone où le cerf a été trouvé par un soldat d'État qui était au milieu de sa patrouille. On dit que le cerf a erré dans un ravin et s'est retrouvé sur le sol. Dès qu'il a vu le cerf, il est allé le chercher et s'est rendu compte qu'il était vivant. Dès qu'il l'a trouvé, le soldat a sorti le sien.</text:p>
          </table:table-cell>
          <table:table-cell office:value-type="string" calcext:value-type="string">
            <text:p>non </text:p>
          </table:table-cell>
          <table:table-cell office:value-type="string" calcext:value-type="string">
            <text:p>?</text:p>
          </table:table-cell>
          <table:table-cell table:number-columns-repeated="1019"/>
        </table:table-row>
        <table:table-row table:style-name="ro3">
          <table:table-cell office:value-type="float" office:value="19" calcext:value-type="float">
            <text:p>19</text:p>
          </table:table-cell>
          <table:table-cell office:value-type="string" calcext:value-type="string">
            <text:p>According to the first comprehensive global assessment of degradation and</text:p>
          </table:table-cell>
          <table:table-cell office:value-type="string" calcext:value-type="string">
            <text:p>Selon la première évaluation globale globale de la dégradation et de la dégradation de la glace de mer, le taux de perte de glace de mer pourrait atteindre zéro d'ici 2050, et seulement d'ici la fin du siècle. Pour certaines parties du globe, qui connaissent une augmentation de la glace de mer, le nombre de personnes qui utilisent les infrastructures côtières ne peut qu'augmenter. La personne moyenne dans ces pays est plus de trois fois plus susceptible d'être sous l'eau que les personnes vivant sur leur propre territoire. Dans certaines parties du monde,</text:p>
          </table:table-cell>
          <table:table-cell table:number-columns-repeated="1021"/>
        </table:table-row>
        <table:table-row table:style-name="ro6">
          <table:table-cell office:value-type="float" office:value="20" calcext:value-type="float">
            <text:p>20</text:p>
          </table:table-cell>
          <table:table-cell office:value-type="string" calcext:value-type="string">
            <text:p>Astronomers Continue to Discover Starless Vagabond Planets</text:p>
          </table:table-cell>
          <table:table-cell office:value-type="string" calcext:value-type="string">
            <text:p>Les astronomes continuent de découvrir les planètes vagabondes sans étoiles et d'autres signes étranges dans l'univers Plus sur ce... Les planètes sans étoiles et habitables ne sont peut-être pas si rares. Les scientifiques les ont trouvés sur une planète lointaine, appelée LJ 2. Les astronomes les ont trouvés sur une planète lointaine, appelée LJ 2. Photo: Avec l'aimable autorisation NASA/JPL-Caltech/University of Arizona On pense que de nouvelles planètes sans étoiles et potentiellement habitables se trouvent sur une planète mystérieuse</text:p>
          </table:table-cell>
          <table:table-cell office:value-type="string" calcext:value-type="string">
            <text:p>non </text:p>
          </table:table-cell>
          <table:table-cell office:value-type="string" calcext:value-type="string">
            <text:p>répétition texte / il parle d’une photo dans le texte qui n’est pas existante dans notre cas </text:p>
          </table:table-cell>
          <table:table-cell table:number-columns-repeated="1019"/>
        </table:table-row>
        <table:table-row table:style-name="ro7" table:number-rows-repeated="1048553">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06">00/00/0000</text:date>, <text:time style:data-style-name="N2" text:time-value="19:01:46.27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12-06T19:04:23.034000000</dc:date>
    <meta:editing-duration>PT51M28S</meta:editing-duration>
    <meta:editing-cycles>14</meta:editing-cycles>
    <meta:generator>LibreOffice/6.0.6.2$Windows_X86_64 LibreOffice_project/0c292870b25a325b5ed35f6b45599d2ea4458e77</meta:generator>
    <meta:document-statistic meta:table-count="1" meta:cell-count="97" meta:object-count="0"/>
  </office:meta>
</office:document-meta>
</file>